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9b0f" officeooo:paragraph-rsid="00039b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tfolio Committee</text:p>
      <text:p text:style-name="P1">Dripping Springs High School</text:p>
      <text:p text:style-name="P1">940 Highway 290 West</text:p>
      <text:p text:style-name="P1">Dripping Springs TX, 78620</text:p>
      <text:p text:style-name="P1"/>
      <text:p text:style-name="P1">Dear Portfolio Committee,</text:p>
      <text:p text:style-name="P1"/>
      <text:p text:style-name="P1"/>
      <text:p text:style-name="P1">Today I will present to you my portfolio representing my aspirations and hopes while attending Dripping Springs High School. Throughout my high school career I have participated in a few clubs, volunteered at multiple events, and have competed in several exciting competitions. I will share with you my passions and goals for the future during the course of this presentation.</text:p>
      <text:p text:style-name="P1"/>
      <text:p text:style-name="P1">During my time here in Dripping Springs High School I have attended many difficult and challenging classes and clubs. The robotics competitions that I participated in were some of the most enjoyable times during my time here. I have also attended a lot of classes that were very challenging and rewarding such as AP Calculus BC, AP Physics, AP Chemistry, and AP Computer Science.</text:p>
      <text:p text:style-name="P1"/>
      <text:p text:style-name="P1">Next year I will be attending ACC and be taking basic computer science courses with the goal of transferring into University of Texas Austin in two years time.</text:p>
      <text:p text:style-name="P1"/>
      <text:p text:style-name="P1">Over my time at Dripping Springs High School I have learned many things that will help me through my life in the academic aspect as well as in other ways. I have learned to be more social and become more involved in my community to help others. Thank you for reviewing this letter and listening to my presentation.</text:p>
      <text:p text:style-name="P1"/>
      <text:p text:style-name="P1"/>
      <text:p text:style-name="P1"/>
      <text:p text:style-name="P1">Sincerely, Jose Teutt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2:18:01.197000000</meta:creation-date>
    <dc:date>2017-04-16T12:27:04.640000000</dc:date>
    <meta:editing-duration>PT9M3S</meta:editing-duration>
    <meta:editing-cycles>1</meta:editing-cycles>
    <meta:generator>LibreOffice/5.2.4.2$Windows_x86 LibreOffice_project/3d5603e1122f0f102b62521720ab13a38a4e0eb0</meta:generator>
    <meta:print-date>2017-04-16T12:29:26.866000000</meta:print-date>
    <meta:document-statistic meta:table-count="0" meta:image-count="0" meta:object-count="0" meta:page-count="1" meta:paragraph-count="10" meta:word-count="230" meta:character-count="1369" meta:non-whitespace-character-count="1149"/>
  </office:meta>
</office:document-meta>
</file>